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21F8AA1FCCFF9B5082C.jpg" manifest:media-type="image/jpeg"/>
  <manifest:file-entry manifest:full-path="Pictures/100000000000021F0000021F81BA7382EAFB8B0E.jpg" manifest:media-type="image/jpeg"/>
  <manifest:file-entry manifest:full-path="Pictures/100000000000021F0000021F481CAFC9C4AB7161.jpg" manifest:media-type="image/jpeg"/>
  <manifest:file-entry manifest:full-path="Pictures/100000000000021F0000021F642B18AA92C65D8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666666" draw:marker-start-width="0.358cm" draw:marker-end-width="0.358cm" draw:fill-color="#d2e8ff" draw:opacity="100%" draw:textarea-horizontal-align="justify" draw:textarea-vertical-align="middle" draw:auto-grow-height="false" fo:min-height="11.516cm" fo:min-width="26.084cm" fo:padding-top="0.177cm" fo:padding-bottom="0.177cm" fo:padding-left="0.302cm" fo:padding-right="0.302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2.67cm" fo:min-width="2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17cm" fo:min-width="0.9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Long_20_Dash" svg:stroke-width="0.018cm" svg:stroke-color="#000000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7" style:family="graphic" style:parent-style-name="standard">
      <style:graphic-properties svg:stroke-width="0.081cm" svg:stroke-color="#00a933" draw:marker-start-width="0.321cm" draw:marker-end-width="0.321cm" draw:fill-color="#ffffff" draw:opacity="100%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2a6099" draw:marker-start-width="0.321cm" draw:marker-end-width="0.321cm" draw:fill-color="#ffffff" draw:opacity="100%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67cm" fo:min-width="3.4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2a6099" draw:marker-start-width="0.321cm" draw:marker-end-width="0.321cm" draw:fill-color="#ffffff" draw:opacity="0%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.6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3.8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4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18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4.144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5.8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3.258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418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3.073cm"/>
      <style:paragraph-properties style:writing-mode="lr-tb"/>
    </style:style>
    <style:style style:name="P1" style:family="paragraph">
      <loext:graphic-properties draw:fill-color="#d2e8ff" draw:opacity="10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83d3c"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32pt" fo:text-shadow="none" fo:font-weight="bold" fo:background-color="#999999" style:font-size-asian="32pt" style:font-weight-asian="bold" style:font-size-complex="32pt" style:font-weight-complex="bol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856cm" svg:height="13.038cm" svg:x="0.2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3cm" svg:height="3cm" svg:x="6.9cm" svg:y="3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3cm" svg:x="7.3cm" svg:y="3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3cm" svg:x="7.7cm" svg:y="4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3cm" svg:x="8.1cm" svg:y="4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3cm" svg:x="8.5cm" svg:y="5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3cm" svg:x="8.9cm" svg:y="5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1" draw:id="id11" draw:layer="layout" svg:width="1.5cm" svg:height="1.5cm" svg:x="13.5cm" svg:y="4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5cm" svg:height="1.5cm" svg:x="13.9cm" svg:y="4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5cm" svg:height="1.5cm" svg:x="14.3cm" svg:y="5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5cm" svg:height="1.5cm" svg:x="14.7cm" svg:y="5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5cm" svg:height="1.5cm" svg:x="15.1cm" svg:y="6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2" draw:id="id12" draw:layer="layout" svg:width="1.5cm" svg:height="1.5cm" svg:x="15.5cm" svg:y="6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xml:id="id1" draw:id="id1" draw:layer="layout" svg:width="0.8cm" svg:height="0.8cm" svg:x="19.8cm" svg:y="3.0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" draw:id="id3" draw:layer="layout" svg:width="0.8cm" svg:height="0.8cm" svg:x="19.801cm" svg:y="4.1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" draw:id="id4" draw:layer="layout" svg:width="0.8cm" svg:height="0.8cm" svg:x="19.801cm" svg:y="5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" draw:id="id5" draw:layer="layout" svg:width="0.8cm" svg:height="0.8cm" svg:x="19.802cm" svg:y="6.3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" draw:id="id6" draw:layer="layout" svg:width="0.8cm" svg:height="0.8cm" svg:x="19.802cm" svg:y="7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" draw:id="id7" draw:layer="layout" svg:width="0.8cm" svg:height="0.8cm" svg:x="19.803cm" svg:y="8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" draw:id="id2" draw:layer="layout" svg:width="0.8cm" svg:height="0.8cm" svg:x="22.8cm" svg:y="4.7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" draw:id="id8" draw:layer="layout" svg:width="0.8cm" svg:height="0.8cm" svg:x="22.8cm" svg:y="5.8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" draw:id="id9" draw:layer="layout" svg:width="0.8cm" svg:height="0.8cm" svg:x="22.801cm" svg:y="6.9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" draw:id="id10" draw:layer="layout" svg:width="0.8cm" svg:height="0.8cm" svg:x="25.8cm" svg:y="5.8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20.6cm" svg:y1="3.456cm" svg:x2="22.8cm" svg:y2="5.107cm" draw:start-shape="id1" draw:start-glue-point="10" draw:end-shape="id2" draw:end-glue-point="6" svg:d="M20600 3456l2200 1651" svg:viewBox="0 0 2201 1652">
            <text:p/>
          </draw:connector>
          <draw:connector draw:style-name="gr5" draw:text-style-name="P4" draw:layer="layout" draw:type="line" svg:x1="20.601cm" svg:y1="4.557cm" svg:x2="22.8cm" svg:y2="5.108cm" draw:start-shape="id3" draw:start-glue-point="10" svg:d="M20601 4557l2199 551" svg:viewBox="0 0 2200 552">
            <text:p/>
          </draw:connector>
          <draw:connector draw:style-name="gr5" draw:text-style-name="P4" draw:layer="layout" draw:type="line" svg:x1="20.601cm" svg:y1="5.657cm" svg:x2="22.801cm" svg:y2="5.109cm" draw:start-shape="id4" draw:start-glue-point="10" svg:d="M20601 5657l2200-548" svg:viewBox="0 0 2201 549">
            <text:p/>
          </draw:connector>
          <draw:connector draw:style-name="gr5" draw:text-style-name="P4" draw:layer="layout" draw:type="line" svg:x1="20.602cm" svg:y1="6.758cm" svg:x2="22.801cm" svg:y2="5.109cm" draw:start-shape="id5" draw:start-glue-point="10" svg:d="M20602 6758l2199-1649" svg:viewBox="0 0 2200 1650">
            <text:p/>
          </draw:connector>
          <draw:connector draw:style-name="gr5" draw:text-style-name="P4" draw:layer="layout" draw:type="line" svg:x1="20.602cm" svg:y1="7.858cm" svg:x2="22.802cm" svg:y2="5.11cm" draw:start-shape="id6" draw:start-glue-point="10" svg:d="M20602 7858l2200-2748" svg:viewBox="0 0 2201 2749">
            <text:p/>
          </draw:connector>
          <draw:connector draw:style-name="gr5" draw:text-style-name="P4" draw:layer="layout" draw:type="line" svg:x1="20.603cm" svg:y1="8.959cm" svg:x2="22.802cm" svg:y2="5.11cm" draw:start-shape="id7" draw:start-glue-point="10" svg:d="M20603 8959l2199-3849" svg:viewBox="0 0 2200 3850">
            <text:p/>
          </draw:connector>
          <draw:connector draw:style-name="gr5" draw:text-style-name="P4" draw:layer="layout" draw:type="line" svg:x1="20.6cm" svg:y1="3.457cm" svg:x2="22.8cm" svg:y2="6.207cm" draw:end-shape="id8" draw:end-glue-point="6" svg:d="M20600 3457l2200 2750" svg:viewBox="0 0 2201 2751">
            <text:p/>
          </draw:connector>
          <draw:connector draw:style-name="gr5" draw:text-style-name="P4" draw:layer="layout" draw:type="line" svg:x1="20.601cm" svg:y1="4.558cm" svg:x2="22.8cm" svg:y2="6.207cm" draw:end-shape="id8" draw:end-glue-point="6" svg:d="M20601 4558l2199 1649" svg:viewBox="0 0 2200 1650">
            <text:p/>
          </draw:connector>
          <draw:connector draw:style-name="gr5" draw:text-style-name="P4" draw:layer="layout" draw:type="line" svg:x1="20.601cm" svg:y1="5.658cm" svg:x2="22.8cm" svg:y2="6.207cm" draw:end-shape="id8" draw:end-glue-point="6" svg:d="M20601 5658l2199 549" svg:viewBox="0 0 2200 550">
            <text:p/>
          </draw:connector>
          <draw:connector draw:style-name="gr5" draw:text-style-name="P4" draw:layer="layout" draw:type="line" svg:x1="20.602cm" svg:y1="6.759cm" svg:x2="22.8cm" svg:y2="6.207cm" draw:end-shape="id8" draw:end-glue-point="6" svg:d="M20602 6759l2198-552" svg:viewBox="0 0 2199 553">
            <text:p/>
          </draw:connector>
          <draw:connector draw:style-name="gr5" draw:text-style-name="P4" draw:layer="layout" draw:type="line" svg:x1="20.602cm" svg:y1="7.859cm" svg:x2="22.801cm" svg:y2="7.308cm" draw:end-shape="id9" draw:end-glue-point="6" svg:d="M20602 7859l2199-551" svg:viewBox="0 0 2200 552">
            <text:p/>
          </draw:connector>
          <draw:connector draw:style-name="gr5" draw:text-style-name="P4" draw:layer="layout" draw:type="line" svg:x1="20.603cm" svg:y1="8.96cm" svg:x2="22.8cm" svg:y2="6.207cm" draw:end-shape="id8" draw:end-glue-point="6" svg:d="M20603 8960l2197-2753" svg:viewBox="0 0 2198 2754">
            <text:p/>
          </draw:connector>
          <draw:connector draw:style-name="gr5" draw:text-style-name="P4" draw:layer="layout" draw:type="line" svg:x1="20.6cm" svg:y1="3.457cm" svg:x2="22.801cm" svg:y2="7.308cm" draw:end-shape="id9" draw:end-glue-point="6" svg:d="M20600 3457l2201 3851" svg:viewBox="0 0 2202 3852">
            <text:p/>
          </draw:connector>
          <draw:connector draw:style-name="gr5" draw:text-style-name="P4" draw:layer="layout" draw:type="line" svg:x1="20.601cm" svg:y1="4.558cm" svg:x2="22.801cm" svg:y2="7.308cm" draw:end-shape="id9" draw:end-glue-point="6" svg:d="M20601 4558l2200 2750" svg:viewBox="0 0 2201 2751">
            <text:p/>
          </draw:connector>
          <draw:connector draw:style-name="gr5" draw:text-style-name="P4" draw:layer="layout" draw:type="line" svg:x1="20.601cm" svg:y1="5.658cm" svg:x2="22.801cm" svg:y2="7.308cm" draw:end-shape="id9" draw:end-glue-point="6" svg:d="M20601 5658l2200 1650" svg:viewBox="0 0 2201 1651">
            <text:p/>
          </draw:connector>
          <draw:connector draw:style-name="gr5" draw:text-style-name="P4" draw:layer="layout" draw:type="line" svg:x1="20.602cm" svg:y1="6.759cm" svg:x2="22.801cm" svg:y2="7.308cm" draw:end-shape="id9" draw:end-glue-point="6" svg:d="M20602 6759l2199 549" svg:viewBox="0 0 2200 550">
            <text:p/>
          </draw:connector>
          <draw:connector draw:style-name="gr5" draw:text-style-name="P4" draw:layer="layout" draw:type="line" svg:x1="20.602cm" svg:y1="7.859cm" svg:x2="22.8cm" svg:y2="6.207cm" draw:end-shape="id8" draw:end-glue-point="6" svg:d="M20602 7859l2198-1652" svg:viewBox="0 0 2199 1653">
            <text:p/>
          </draw:connector>
          <draw:connector draw:style-name="gr5" draw:text-style-name="P4" draw:layer="layout" draw:type="line" svg:x1="20.603cm" svg:y1="8.96cm" svg:x2="22.801cm" svg:y2="7.308cm" draw:end-shape="id9" draw:end-glue-point="6" svg:d="M20603 8960l2198-1652" svg:viewBox="0 0 2199 1653">
            <text:p/>
          </draw:connector>
          <draw:connector draw:style-name="gr5" draw:text-style-name="P4" draw:layer="layout" draw:type="line" svg:x1="23.6cm" svg:y1="5.107cm" svg:x2="25.8cm" svg:y2="6.207cm" draw:start-shape="id2" draw:start-glue-point="10" draw:end-shape="id10" draw:end-glue-point="6" svg:d="M23600 5107l2200 1100" svg:viewBox="0 0 2201 1101">
            <text:p/>
          </draw:connector>
          <draw:connector draw:style-name="gr5" draw:text-style-name="P4" draw:layer="layout" draw:type="line" svg:x1="23.6cm" svg:y1="6.207cm" svg:x2="25.8cm" svg:y2="6.207cm" draw:start-shape="id8" draw:start-glue-point="10" svg:d="M23600 6207h2200" svg:viewBox="0 0 2201 1">
            <text:p/>
          </draw:connector>
          <draw:connector draw:style-name="gr5" draw:text-style-name="P4" draw:layer="layout" draw:type="line" svg:x1="23.601cm" svg:y1="7.308cm" svg:x2="25.8cm" svg:y2="6.207cm" draw:start-shape="id9" draw:start-glue-point="10" svg:d="M23601 7308l2199-1101" svg:viewBox="0 0 2200 1102">
            <text:p/>
          </draw:connector>
          <draw:connector draw:style-name="gr6" draw:text-style-name="P4" draw:layer="layout" draw:type="line" svg:x1="14.25cm" svg:y1="4.206cm" svg:x2="19.8cm" svg:y2="3.456cm" draw:start-shape="id11" draw:end-shape="id1" draw:end-glue-point="6" svg:d="M14250 4206l5550-750" svg:viewBox="0 0 5551 751">
            <text:p/>
          </draw:connector>
          <draw:connector draw:style-name="gr6" draw:text-style-name="P4" draw:layer="layout" draw:type="line" svg:x1="16.25cm" svg:y1="8.206cm" svg:x2="20.203cm" svg:y2="9.359cm" draw:start-shape="id12" draw:start-glue-point="2" draw:end-shape="id7" draw:end-glue-point="8" svg:d="M16250 8206l3953 1153" svg:viewBox="0 0 3954 1154">
            <text:p/>
          </draw:connector>
          <draw:custom-shape draw:style-name="gr7" draw:text-style-name="P2" xml:id="id14" draw:id="id14" draw:layer="layout" svg:width="0.5cm" svg:height="0.5cm" svg:x="16.5cm" svg:y="6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3" draw:id="id13" draw:layer="layout" svg:width="1cm" svg:height="1cm" svg:x="10.9cm" svg:y="5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draw:type="line" svg:x1="11.4cm" svg:y1="5.957cm" svg:x2="16.75cm" svg:y2="6.706cm" draw:start-shape="id13" draw:start-glue-point="0" draw:end-shape="id14" draw:end-glue-point="0" svg:d="M11400 5957l5350 749" svg:viewBox="0 0 5351 750">
            <text:p/>
          </draw:connector>
          <draw:connector draw:style-name="gr6" draw:text-style-name="P4" draw:layer="layout" draw:type="line" svg:x1="11.4cm" svg:y1="6.957cm" svg:x2="16.75cm" svg:y2="7.206cm" draw:start-shape="id13" draw:start-glue-point="2" draw:end-shape="id14" draw:end-glue-point="2" svg:d="M11400 6957l5350 249" svg:viewBox="0 0 5351 250">
            <text:p/>
          </draw:connector>
          <draw:g>
            <draw:frame draw:style-name="gr9" draw:text-style-name="P5" draw:layer="layout" svg:width="4cm" svg:height="4cm" svg:x="0.7cm" svg:y="1.907cm">
              <draw:image xlink:href="Pictures/100000000000021F0000021F642B18AA92C65D80.jpg" xlink:type="simple" xlink:show="embed" xlink:actuate="onLoad" loext:mime-type="image/jpeg">
                <text:p/>
              </draw:image>
            </draw:frame>
            <draw:custom-shape draw:style-name="gr10" draw:text-style-name="P6" draw:layer="layout" svg:width="4cm" svg:height="4cm" svg:x="0.7cm" svg:y="1.9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9" draw:text-style-name="P5" draw:layer="layout" svg:width="4cm" svg:height="4cm" svg:x="1.2cm" svg:y="3.407cm">
              <draw:image xlink:href="Pictures/100000000000021F0000021F481CAFC9C4AB7161.jpg" xlink:type="simple" xlink:show="embed" xlink:actuate="onLoad" loext:mime-type="image/jpeg">
                <text:p/>
              </draw:image>
            </draw:frame>
            <draw:custom-shape draw:style-name="gr10" draw:text-style-name="P6" draw:layer="layout" svg:width="4cm" svg:height="4cm" svg:x="1.2cm" svg:y="3.4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9" draw:text-style-name="P5" draw:layer="layout" svg:width="4cm" svg:height="4cm" svg:x="1.7cm" svg:y="5.007cm">
              <draw:image xlink:href="Pictures/100000000000021F0000021F81BA7382EAFB8B0E.jpg" xlink:type="simple" xlink:show="embed" xlink:actuate="onLoad" loext:mime-type="image/jpeg">
                <text:p/>
              </draw:image>
            </draw:frame>
            <draw:custom-shape draw:style-name="gr10" draw:text-style-name="P6" draw:layer="layout" svg:width="4cm" svg:height="4cm" svg:x="1.7cm" svg:y="5.0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9" draw:text-style-name="P5" draw:layer="layout" svg:width="4cm" svg:height="4cm" svg:x="2.2cm" svg:y="6.507cm">
              <draw:image xlink:href="Pictures/100000000000021F0000021F8AA1FCCFF9B5082C.jpg" xlink:type="simple" xlink:show="embed" xlink:actuate="onLoad" loext:mime-type="image/jpeg">
                <text:p/>
              </draw:image>
            </draw:frame>
            <draw:custom-shape draw:style-name="gr10" draw:text-style-name="P6" draw:layer="layout" svg:width="4cm" svg:height="4cm" svg:x="2.2cm" svg:y="6.5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1" draw:text-style-name="P6" xml:id="id19" draw:id="id19" draw:layer="layout" svg:width="1cm" svg:height="1cm" svg:x="2.2cm" svg:y="6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xml:id="id18" draw:id="id18" draw:layer="layout" svg:width="1cm" svg:height="1cm" svg:x="1.7cm" svg:y="5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xml:id="id17" draw:id="id17" draw:layer="layout" svg:width="1cm" svg:height="1cm" svg:x="1.2cm" svg:y="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xml:id="id15" draw:id="id15" draw:layer="layout" svg:width="1cm" svg:height="1cm" svg:x="0.7cm" svg:y="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16" draw:id="id16" draw:layer="layout" svg:width="0.5cm" svg:height="0.5cm" svg:x="8.9cm" svg:y="5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draw:type="line" svg:x1="1.2cm" svg:y1="1.906cm" svg:x2="9.15cm" svg:y2="5.957cm" draw:start-shape="id15" draw:start-glue-point="0" draw:end-shape="id16" draw:end-glue-point="0" svg:d="M1200 1906l7950 4051" svg:viewBox="0 0 7951 4052">
            <text:p/>
          </draw:connector>
          <draw:connector draw:style-name="gr6" draw:text-style-name="P4" draw:layer="layout" draw:type="line" svg:x1="1.2cm" svg:y1="2.906cm" svg:x2="9.15cm" svg:y2="6.457cm" draw:start-shape="id15" draw:start-glue-point="2" draw:end-shape="id16" draw:end-glue-point="2" svg:d="M1200 2906l7950 3551" svg:viewBox="0 0 7951 3552">
            <text:p/>
          </draw:connector>
          <draw:connector draw:style-name="gr6" draw:text-style-name="P4" draw:layer="layout" draw:type="line" svg:x1="1.7cm" svg:y1="3.406cm" svg:x2="9.15cm" svg:y2="5.958cm" draw:start-shape="id17" draw:start-glue-point="0" svg:d="M1700 3406l7450 2552" svg:viewBox="0 0 7451 2553">
            <text:p/>
          </draw:connector>
          <draw:connector draw:style-name="gr6" draw:text-style-name="P4" draw:layer="layout" draw:type="line" svg:x1="1.7cm" svg:y1="4.406cm" svg:x2="9.15cm" svg:y2="6.457cm" draw:start-shape="id17" draw:start-glue-point="2" draw:end-shape="id16" draw:end-glue-point="2" svg:d="M1700 4406l7450 2051" svg:viewBox="0 0 7451 2052">
            <text:p/>
          </draw:connector>
          <draw:connector draw:style-name="gr6" draw:text-style-name="P4" draw:layer="layout" draw:type="line" svg:x1="2.2cm" svg:y1="6.006cm" svg:x2="9.15cm" svg:y2="6.458cm" draw:start-shape="id18" draw:start-glue-point="2" svg:d="M2200 6006l6950 452" svg:viewBox="0 0 6951 453">
            <text:p/>
          </draw:connector>
          <draw:connector draw:style-name="gr6" draw:text-style-name="P4" draw:layer="layout" draw:type="line" svg:x1="2.7cm" svg:y1="7.506cm" svg:x2="9.15cm" svg:y2="6.458cm" draw:start-shape="id19" draw:start-glue-point="2" svg:d="M2700 7506l6450-1048" svg:viewBox="0 0 6451 1049">
            <text:p/>
          </draw:connector>
          <draw:connector draw:style-name="gr6" draw:text-style-name="P4" draw:layer="layout" draw:type="line" svg:x1="2.2cm" svg:y1="5.006cm" svg:x2="9.15cm" svg:y2="5.958cm" draw:start-shape="id18" draw:start-glue-point="0" svg:d="M2200 5006l6950 952" svg:viewBox="0 0 6951 953">
            <text:p/>
          </draw:connector>
          <draw:connector draw:style-name="gr6" draw:text-style-name="P4" draw:layer="layout" draw:type="line" svg:x1="2.7cm" svg:y1="6.506cm" svg:x2="9.15cm" svg:y2="5.958cm" draw:start-shape="id19" draw:start-glue-point="0" svg:d="M2700 6506l6450-548" svg:viewBox="0 0 6451 549">
            <text:p/>
          </draw:connector>
        </draw:g>
        <draw:frame draw:style-name="gr12" draw:text-style-name="P7" draw:layer="layout" svg:width="2.229cm" svg:height="1.038cm" svg:x="1.732cm" svg:y="0.7cm">
          <draw:text-box>
            <text:p><text:span text:style-name="T1">Input</text:span></text:p>
          </draw:text-box>
        </draw:frame>
        <draw:frame draw:style-name="gr13" draw:text-style-name="P9" draw:layer="layout" svg:width="4.625cm" svg:height="1.038cm" svg:x="6.132cm" svg:y="2.3cm">
          <draw:text-box>
            <text:p text:style-name="P8"><text:span text:style-name="T1">Convolution</text:span></text:p>
          </draw:text-box>
        </draw:frame>
        <draw:frame draw:style-name="gr14" draw:text-style-name="P9" draw:layer="layout" svg:width="3.089cm" svg:height="1.038cm" svg:x="12.733cm" svg:y="3.1cm">
          <draw:text-box>
            <text:p text:style-name="P8"><text:span text:style-name="T1">Pooling</text:span></text:p>
          </draw:text-box>
        </draw:frame>
        <draw:frame draw:style-name="gr15" draw:text-style-name="P9" draw:layer="layout" svg:width="4.377cm" svg:height="3.399cm" svg:x="19.834cm" svg:y="1.2cm">
          <draw:text-box>
            <text:p text:style-name="P8"><text:span text:style-name="T1">Fully</text:span></text:p>
            <text:p text:style-name="P8"><text:span text:style-name="T1">Connected</text:span></text:p>
          </draw:text-box>
        </draw:frame>
        <draw:frame draw:style-name="gr16" draw:text-style-name="P9" draw:layer="layout" svg:width="2.822cm" svg:height="1.038cm" svg:x="24.734cm" svg:y="4.5cm">
          <draw:text-box>
            <text:p text:style-name="P8"><text:span text:style-name="T1">Output</text:span></text:p>
          </draw:text-box>
        </draw:frame>
        <draw:custom-shape draw:style-name="gr17" draw:text-style-name="P5" draw:layer="layout" svg:width="0.997cm" svg:height="15.24cm" draw:transform="rotate (1.5707963267949) translate (1.986cm 11.65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6.636cm" svg:height="1.038cm" svg:x="6.333cm" svg:y="11.7cm">
          <draw:text-box>
            <text:p text:style-name="P8"><text:span text:style-name="T1">Feature extraction</text:span></text:p>
          </draw:text-box>
        </draw:frame>
        <draw:frame draw:style-name="gr19" draw:text-style-name="P9" draw:layer="layout" svg:width="3.956cm" svg:height="1.038cm" svg:x="21.233cm" svg:y="11.7cm">
          <draw:text-box>
            <text:p text:style-name="P8"><text:span text:style-name="T1">Prediction</text:span></text:p>
          </draw:text-box>
        </draw:frame>
        <draw:custom-shape draw:style-name="gr20" draw:text-style-name="P5" draw:layer="layout" svg:width="0.997cm" svg:height="7.088cm" draw:transform="rotate (1.5707963267949) translate (19.639cm 11.65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0" draw:layer="layout" svg:width="3.762cm" svg:height="1.517cm" svg:x="12.133cm" svg:y="0.2cm">
          <draw:text-box>
            <text:p text:style-name="P8"><text:span text:style-name="T2">Mod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.2cm" fo:page-height="13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4T14:55:31.160253148</dc:date>
    <meta:editing-duration>PT42M42S</meta:editing-duration>
    <meta:editing-cycles>10</meta:editing-cycles>
    <meta:generator>LibreOffice/6.4.7.2$Linux_X86_64 LibreOffice_project/40$Build-2</meta:generator>
    <meta:document-statistic meta:object-count="86"/>
  </office:meta>
</office:document-meta>
</file>